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normal" officeooo:rsid="0027c498" officeooo:paragraph-rsid="0027c498" style:font-size-asian="8pt" style:font-weight-asian="normal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9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20"><text:placeholder text:placeholder-type="text">&lt;o.transaction_id.expedient_id.yea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20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7">Expediente <text:span text:style-name="T2">de Pago</text:span>: </text:p>
          </table:table-cell>
          <table:table-cell table:style-name="Tabla2.B2" office:value-type="string">
            <text:p text:style-name="P21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24">Directa</text:p>
          </table:table-cell>
        </table:table-row>
        <table:table-row>
          <table:table-cell table:style-name="Tabla1.A2" office:value-type="string">
            <text:p text:style-name="P5">Importe:</text:p>
          </table:table-cell>
          <table:table-cell table:style-name="Tabla1.B2" office:value-type="string">
            <text:p text:style-name="P22"><text:placeholder text:placeholder-type="text">&lt;o.amount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23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23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23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2"><text:placeholder text:placeholder-type="text">&lt;', '.join([x.name for x in o.budget_position_ids])&gt;</text:placeholder></text:p>
          </table:table-cell>
        </table:table-row>
      </table:table>
      <text:p text:style-name="P2"/>
      <text:p text:style-name="P1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<text:span text:style-name="T2">Referencia de Pago</text:span>:</text:p>
          </table:table-cell>
          <table:table-cell table:style-name="Tabla4.B1" office:value-type="string">
            <text:p text:style-name="P21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8">Notas:</text:p>
          </table:table-cell>
          <table:table-cell table:style-name="Tabla4.B2" office:value-type="string">
            <text:p text:style-name="P21"><text:placeholder text:placeholder-type="text">&lt;o.narration&gt;</text:placeholder></text:p>
          </table:table-cell>
        </table:table-row>
      </table:table>
      <text:p text:style-name="P16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6">LIQUIDACIONES</text:p>
          </table:table-cell>
          <table:table-cell table:style-name="Tabla3.A1" office:value-type="string">
            <text:p text:style-name="P6">CONTADURIA GRAL</text:p>
          </table:table-cell>
          <table:table-cell table:style-name="Tabla3.A1" office:value-type="string">
            <text:p text:style-name="P6">CONTADOR GENERAL</text:p>
          </table:table-cell>
        </table:table-row>
      </table:table>
      <text:p text:style-name="P2"/>
      <text:p text:style-name="P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5-13T17:58:10.968137831</dc:date>
    <meta:editing-duration>PT52M19S</meta:editing-duration>
    <meta:editing-cycles>15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0" meta:word-count="54" meta:character-count="587" meta:non-whitespace-character-count="55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